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8e7" officeooo:paragraph-rsid="001438e7"/>
    </style:style>
    <style:style style:name="P2" style:family="paragraph" style:parent-style-name="Standard">
      <style:text-properties officeooo:rsid="0014f367" officeooo:paragraph-rsid="0014f367"/>
    </style:style>
    <style:style style:name="P3" style:family="paragraph" style:parent-style-name="Standard">
      <style:text-properties style:font-name="Courier 10 Pitch" officeooo:rsid="001555f0" officeooo:paragraph-rsid="001555f0"/>
    </style:style>
    <style:style style:name="P4" style:family="paragraph" style:parent-style-name="Standard">
      <style:text-properties style:font-name="Courier 10 Pitch" fo:font-size="10pt" officeooo:rsid="001555f0" officeooo:paragraph-rsid="001555f0" style:font-size-asian="10pt" style:font-size-complex="10pt"/>
    </style:style>
    <style:style style:name="P5" style:family="paragraph" style:parent-style-name="Standard">
      <style:text-properties style:font-name="Courier 10 Pitch" fo:font-size="10pt" officeooo:rsid="001555f0" officeooo:paragraph-rsid="001c81cb" style:font-size-asian="10pt" style:font-size-complex="10pt"/>
    </style:style>
    <style:style style:name="P6" style:family="paragraph" style:parent-style-name="Standard">
      <style:text-properties officeooo:rsid="0016f999" officeooo:paragraph-rsid="0016f999"/>
    </style:style>
    <style:style style:name="P7" style:family="paragraph" style:parent-style-name="Standard">
      <style:text-properties officeooo:rsid="001c81cb" officeooo:paragraph-rsid="001c81cb"/>
    </style:style>
    <style:style style:name="P8" style:family="paragraph" style:parent-style-name="Text_20_body">
      <style:text-properties officeooo:rsid="001871fb" officeooo:paragraph-rsid="001871fb"/>
    </style:style>
    <style:style style:name="P9" style:family="paragraph" style:parent-style-name="Text_20_body">
      <style:text-properties officeooo:rsid="001a0b93" officeooo:paragraph-rsid="001a0b93"/>
    </style:style>
    <style:style style:name="P10" style:family="paragraph" style:parent-style-name="Text_20_body">
      <style:text-properties officeooo:rsid="001e6946" officeooo:paragraph-rsid="001e6946"/>
    </style:style>
    <style:style style:name="P11" style:family="paragraph" style:parent-style-name="Text_20_body">
      <style:text-properties officeooo:rsid="00214d90" officeooo:paragraph-rsid="00214d90"/>
    </style:style>
    <style:style style:name="P12" style:family="paragraph" style:parent-style-name="Text_20_body">
      <style:text-properties officeooo:rsid="002483db" officeooo:paragraph-rsid="002483db"/>
    </style:style>
    <style:style style:name="P13" style:family="paragraph" style:parent-style-name="Text_20_body">
      <style:text-properties officeooo:rsid="00256f55" officeooo:paragraph-rsid="00256f55"/>
    </style:style>
    <style:style style:name="P14" style:family="paragraph" style:parent-style-name="Text_20_body">
      <style:text-properties officeooo:rsid="00258d8a" officeooo:paragraph-rsid="00258d8a"/>
    </style:style>
    <style:style style:name="P15" style:family="paragraph" style:parent-style-name="Text_20_body">
      <style:text-properties officeooo:rsid="0025b639" officeooo:paragraph-rsid="0025b639"/>
    </style:style>
    <style:style style:name="P16" style:family="paragraph" style:parent-style-name="Text_20_body">
      <style:text-properties officeooo:rsid="0026e916" officeooo:paragraph-rsid="0026e916"/>
    </style:style>
    <style:style style:name="P17" style:family="paragraph" style:parent-style-name="Text_20_body">
      <style:text-properties officeooo:rsid="00296827" officeooo:paragraph-rsid="00296827"/>
    </style:style>
    <style:style style:name="P18" style:family="paragraph" style:parent-style-name="Text_20_body">
      <style:text-properties officeooo:rsid="002b8f23" officeooo:paragraph-rsid="002b8f23"/>
    </style:style>
    <style:style style:name="P19" style:family="paragraph" style:parent-style-name="Text_20_body">
      <style:text-properties officeooo:rsid="002cc379" officeooo:paragraph-rsid="002cc379"/>
    </style:style>
    <style:style style:name="P20" style:family="paragraph" style:parent-style-name="Text_20_body">
      <style:text-properties officeooo:rsid="002d3f13" officeooo:paragraph-rsid="002d3f13"/>
    </style:style>
    <style:style style:name="P21" style:family="paragraph" style:parent-style-name="Text_20_body">
      <style:text-properties officeooo:rsid="002e6a67" officeooo:paragraph-rsid="002e6a67"/>
    </style:style>
    <style:style style:name="P22" style:family="paragraph" style:parent-style-name="Text_20_body">
      <style:text-properties officeooo:rsid="002f6420" officeooo:paragraph-rsid="002f6420"/>
    </style:style>
    <style:style style:name="P23" style:family="paragraph" style:parent-style-name="Text_20_body">
      <style:text-properties officeooo:rsid="00306c6e" officeooo:paragraph-rsid="00306c6e"/>
    </style:style>
    <style:style style:name="P24" style:family="paragraph" style:parent-style-name="Text_20_body">
      <style:text-properties officeooo:rsid="00319630" officeooo:paragraph-rsid="00319630"/>
    </style:style>
    <style:style style:name="P25" style:family="paragraph" style:parent-style-name="Text_20_body">
      <style:text-properties officeooo:rsid="0032fb82" officeooo:paragraph-rsid="0032fb82"/>
    </style:style>
    <style:style style:name="P26" style:family="paragraph" style:parent-style-name="Text_20_body">
      <style:text-properties officeooo:rsid="0034d8aa" officeooo:paragraph-rsid="0034d8aa"/>
    </style:style>
    <style:style style:name="P27" style:family="paragraph" style:parent-style-name="Text_20_body">
      <style:text-properties officeooo:rsid="003606da" officeooo:paragraph-rsid="003606da"/>
    </style:style>
    <style:style style:name="P28" style:family="paragraph" style:parent-style-name="Text_20_body">
      <style:text-properties officeooo:rsid="00364cad" officeooo:paragraph-rsid="00364cad"/>
    </style:style>
    <style:style style:name="P29" style:family="paragraph" style:parent-style-name="Text_20_body">
      <style:text-properties officeooo:rsid="00377966" officeooo:paragraph-rsid="00377966"/>
    </style:style>
    <style:style style:name="P30" style:family="paragraph" style:parent-style-name="Text_20_body">
      <style:text-properties officeooo:rsid="00391ce7" officeooo:paragraph-rsid="00391ce7"/>
    </style:style>
    <style:style style:name="P31" style:family="paragraph" style:parent-style-name="Text_20_body">
      <style:text-properties officeooo:rsid="003abe05" officeooo:paragraph-rsid="003abe05"/>
    </style:style>
    <style:style style:name="P32" style:family="paragraph" style:parent-style-name="Text_20_body">
      <style:text-properties officeooo:rsid="003c8184" officeooo:paragraph-rsid="003c8184"/>
    </style:style>
    <style:style style:name="P33" style:family="paragraph" style:parent-style-name="Text_20_body">
      <style:text-properties style:text-position="0% 100%" officeooo:rsid="00319630" officeooo:paragraph-rsid="00319630"/>
    </style:style>
    <style:style style:name="P34" style:family="paragraph" style:parent-style-name="Text_20_body">
      <style:text-properties style:text-position="0% 100%" officeooo:rsid="0031ac2e" officeooo:paragraph-rsid="0031ac2e"/>
    </style:style>
    <style:style style:name="P35" style:family="paragraph" style:parent-style-name="Text_20_body">
      <style:text-properties officeooo:rsid="003e2837" officeooo:paragraph-rsid="003e2837"/>
    </style:style>
    <style:style style:name="P36" style:family="paragraph" style:parent-style-name="Text_20_body">
      <style:text-properties officeooo:rsid="003f9ae2" officeooo:paragraph-rsid="003f9ae2"/>
    </style:style>
    <style:style style:name="P37" style:family="paragraph" style:parent-style-name="Text_20_body">
      <style:text-properties officeooo:rsid="004066a5" officeooo:paragraph-rsid="004066a5"/>
    </style:style>
    <style:style style:name="P38" style:family="paragraph" style:parent-style-name="Text_20_body">
      <style:text-properties officeooo:rsid="0041c150" officeooo:paragraph-rsid="0041c150"/>
    </style:style>
    <style:style style:name="P39" style:family="paragraph" style:parent-style-name="Text_20_body">
      <style:text-properties officeooo:rsid="0042f504" officeooo:paragraph-rsid="0042f504"/>
    </style:style>
    <style:style style:name="P40" style:family="paragraph" style:parent-style-name="Text_20_body">
      <style:text-properties officeooo:rsid="004460b3" officeooo:paragraph-rsid="004460b3"/>
    </style:style>
    <style:style style:name="P41" style:family="paragraph" style:parent-style-name="Text_20_body">
      <style:text-properties officeooo:rsid="004579ba" officeooo:paragraph-rsid="004579ba"/>
    </style:style>
    <style:style style:name="P42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Courier 10 Pitch" fo:font-size="10pt" officeooo:rsid="001555f0" officeooo:paragraph-rsid="001555f0" style:font-size-asian="10pt" style:font-size-complex="10pt"/>
    </style:style>
    <style:style style:name="P43" style:family="paragraph" style:parent-style-name="Standard" style:list-style-name="L1">
      <style:text-properties officeooo:rsid="001438e7" officeooo:paragraph-rsid="001438e7"/>
    </style:style>
    <style:style style:name="P44" style:family="paragraph" style:parent-style-name="Text_20_body" style:list-style-name="L2">
      <style:text-properties style:text-line-through-style="solid" style:text-line-through-type="single" officeooo:rsid="001a0b93" officeooo:paragraph-rsid="001b2cef"/>
    </style:style>
    <style:style style:name="P45" style:family="paragraph" style:parent-style-name="Text_20_body" style:list-style-name="L2">
      <style:text-properties style:text-line-through-style="solid" style:text-line-through-type="single" officeooo:rsid="001b3e7b" officeooo:paragraph-rsid="001b3e7b"/>
    </style:style>
    <style:style style:name="P46" style:family="paragraph" style:parent-style-name="Text_20_body" style:list-style-name="L2">
      <style:text-properties style:text-line-through-style="solid" style:text-line-through-type="single" officeooo:rsid="001b08dc" officeooo:paragraph-rsid="001b3e7b"/>
    </style:style>
    <style:style style:name="P47" style:family="paragraph" style:parent-style-name="Text_20_body" style:list-style-name="L2">
      <style:text-properties style:text-line-through-style="solid" style:text-line-through-type="single" officeooo:rsid="001b08dc" officeooo:paragraph-rsid="001b08dc"/>
    </style:style>
    <style:style style:name="P48" style:family="paragraph" style:parent-style-name="Text_20_body" style:list-style-name="L2">
      <style:text-properties style:text-line-through-style="solid" style:text-line-through-type="single" officeooo:rsid="001b08dc" officeooo:paragraph-rsid="001b2cef"/>
    </style:style>
    <style:style style:name="P49" style:family="paragraph" style:parent-style-name="Text_20_body" style:list-style-name="L2">
      <style:text-properties style:text-line-through-style="solid" style:text-line-through-type="single" officeooo:rsid="001871fb" officeooo:paragraph-rsid="001b2cef"/>
    </style:style>
    <style:style style:name="P50" style:family="paragraph" style:parent-style-name="Text_20_body" style:list-style-name="L2">
      <style:text-properties style:text-line-through-style="solid" style:text-line-through-type="single" officeooo:rsid="001871fb" officeooo:paragraph-rsid="001871fb"/>
    </style:style>
    <style:style style:name="P51" style:family="paragraph" style:parent-style-name="Text_20_body" style:list-style-name="L2">
      <style:text-properties style:text-line-through-style="none" style:text-line-through-type="none" officeooo:rsid="00205721" officeooo:paragraph-rsid="00205721"/>
    </style:style>
    <style:style style:name="P52" style:family="paragraph" style:parent-style-name="Text_20_body" style:list-style-name="L2">
      <style:text-properties style:text-line-through-style="none" style:text-line-through-type="none" officeooo:rsid="001b08dc" officeooo:paragraph-rsid="00205721"/>
    </style:style>
    <style:style style:name="P53" style:family="paragraph" style:parent-style-name="Text_20_body" style:list-style-name="L2">
      <style:text-properties style:text-line-through-style="none" style:text-line-through-type="none" officeooo:rsid="001b08dc" officeooo:paragraph-rsid="001b08dc"/>
    </style:style>
    <style:style style:name="P54" style:family="paragraph" style:parent-style-name="Text_20_body" style:list-style-name="L2">
      <style:text-properties style:text-line-through-style="none" style:text-line-through-type="none" officeooo:rsid="001b08dc" officeooo:paragraph-rsid="001b2cef"/>
    </style:style>
    <style:style style:name="P55" style:family="paragraph" style:parent-style-name="Text_20_body" style:list-style-name="L2">
      <style:text-properties officeooo:rsid="001871fb" officeooo:paragraph-rsid="001871fb"/>
    </style:style>
    <style:style style:name="P56" style:family="paragraph" style:parent-style-name="Text_20_body" style:list-style-name="L2">
      <style:text-properties officeooo:rsid="001b3e7b" officeooo:paragraph-rsid="001b3e7b"/>
    </style:style>
    <style:style style:name="P57" style:family="paragraph" style:parent-style-name="Heading_20_1">
      <style:text-properties officeooo:rsid="00391ce7" officeooo:paragraph-rsid="003abe05"/>
    </style:style>
    <style:style style:name="P58" style:family="paragraph" style:parent-style-name="Heading_20_1">
      <style:text-properties officeooo:rsid="003f9ae2" officeooo:paragraph-rsid="004066a5"/>
    </style:style>
    <style:style style:name="P59" style:family="paragraph" style:parent-style-name="Heading_20_1">
      <style:text-properties officeooo:paragraph-rsid="00258d8a"/>
    </style:style>
    <style:style style:name="T1" style:family="text">
      <style:text-properties officeooo:rsid="0014f367"/>
    </style:style>
    <style:style style:name="T2" style:family="text">
      <style:text-properties officeooo:rsid="001555f0"/>
    </style:style>
    <style:style style:name="T3" style:family="text">
      <style:text-properties officeooo:rsid="0016f999"/>
    </style:style>
    <style:style style:name="T4" style:family="text">
      <style:text-properties officeooo:rsid="00214d90"/>
    </style:style>
    <style:style style:name="T5" style:family="text">
      <style:text-properties officeooo:rsid="00256f55"/>
    </style:style>
    <style:style style:name="T6" style:family="text">
      <style:text-properties officeooo:rsid="002a0578"/>
    </style:style>
    <style:style style:name="T7" style:family="text">
      <style:text-properties style:text-position="super 58%"/>
    </style:style>
    <style:style style:name="T8" style:family="text">
      <style:text-properties officeooo:rsid="002e6a67"/>
    </style:style>
    <style:style style:name="T9" style:family="text">
      <style:text-properties officeooo:rsid="00306c6e"/>
    </style:style>
    <style:style style:name="T10" style:family="text">
      <style:text-properties officeooo:rsid="0041c150"/>
    </style:style>
    <style:style style:name="T11" style:family="text">
      <style:text-properties officeooo:rsid="0046d1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lf-Driving Car </text:p>
      <text:p text:style-name="Title">Behavioural Cloning Project</text:p>
      <text:p text:style-name="P1"/>
      <text:h text:style-name="Heading_20_1" text:outline-level="1">Model #1</text:h>
      <text:p text:style-name="P1">4x convolutional layers</text:p>
      <text:p text:style-name="P1">4x fully connected layers</text:p>
      <text:p text:style-name="P1">Image pre-processing:</text:p>
      <text:list xml:id="list7896324677762227385" text:style-name="L1">
        <text:list-item>
          <text:p text:style-name="P43">Reduce to 32*16</text:p>
        </text:list-item>
        <text:list-item>
          <text:p text:style-name="P43">Greyscale</text:p>
        </text:list-item>
      </text:list>
      <text:p text:style-name="P1">Augmentation with randomly flipped images</text:p>
      <text:p text:style-name="P1">Trained using Udacity provided data stream</text:p>
      <text:p text:style-name="P1">Training on len(X_train) images </text:p>
      <text:p text:style-name="P2">Batch size 128</text:p>
      <text:p text:style-name="P6">Learning rate 0.0001</text:p>
      <text:p text:style-name="P6">Epochs 10</text:p>
      <text:p text:style-name="P2"/>
      <text:p text:style-name="P1">Result: crashes after bridge, to right-hand side</text:p>
      <text:p text:style-name="P1"/>
      <text:h text:style-name="Heading_20_1" text:outline-level="1">Model #2</text:h>
      <text:p text:style-name="P1">As above, with 2x images <text:span text:style-name="T3">(i.e. double the number of images used per epoch) – c.14.4K images.</text:span></text:p>
      <text:p text:style-name="P1"/>
      <text:p text:style-name="P1">Result: largely identical</text:p>
      <text:p text:style-name="P1"/>
      <text:h text:style-name="Heading_20_1" text:outline-level="1"><text:soft-page-break/>Model #3</text:h>
      <text:p text:style-name="P1">As above, but with <text:span text:style-name="T1">image size reduction only to 40 * 20. <text:s/>14.4K images</text:span></text:p>
      <text:p text:style-name="P1"/>
      <text:p text:style-name="P2">Note: tried the full size images, got immediate out of memory. <text:s/><text:span text:style-name="T2">Reducing the batch size doesn’t seem to make any difference – it’s the number of parameters in the model (210M in this 40*20 model).</text:span></text:p>
      <text:p text:style-name="P2"/>
      <text:p text:style-name="P3">____________________________________________________________________________________________________</text:p>
      <text:p text:style-name="P4">Layer (type) <text:s text:c="20"/>Output Shape <text:s text:c="9"/>Param # <text:s text:c="4"/>Connected to <text:s text:c="20"/></text:p>
      <text:p text:style-name="P4">====================================================================================================</text:p>
      <text:p text:style-name="P4">convolution2d_1 (Convolution2D) <text:s/>(None, 40, 20, 32) <text:s text:c="3"/>320 <text:s text:c="8"/>convolution2d_input_1[0][0] <text:s text:c="5"/></text:p>
      <text:p text:style-name="P4">____________________________________________________________________________________________________</text:p>
      <text:p text:style-name="P4">convolution2d_2 (Convolution2D) <text:s/>(None, 40, 20, 64) <text:s text:c="3"/>18496 <text:s text:c="6"/>convolution2d_1[0][0] <text:s text:c="11"/></text:p>
      <text:p text:style-name="P4">____________________________________________________________________________________________________</text:p>
      <text:p text:style-name="P4">dropout_1 (Dropout) <text:s text:c="13"/>(None, 40, 20, 64) <text:s text:c="3"/>0 <text:s text:c="10"/>convolution2d_2[0][0] <text:s text:c="11"/></text:p>
      <text:p text:style-name="P4">____________________________________________________________________________________________________</text:p>
      <text:p text:style-name="P4">convolution2d_3 (Convolution2D) <text:s/>(None, 40, 20, 128) <text:s text:c="2"/>73856 <text:s text:c="6"/>dropout_1[0][0] <text:s text:c="17"/></text:p>
      <text:p text:style-name="P4">____________________________________________________________________________________________________</text:p>
      <text:p text:style-name="P4">convolution2d_4 (Convolution2D) <text:s/>(None, 40, 20, 256) <text:s text:c="2"/>295168 <text:s text:c="5"/>convolution2d_3[0][0] <text:s text:c="11"/></text:p>
      <text:p text:style-name="P4">____________________________________________________________________________________________________</text:p>
      <text:p text:style-name="P4">dropout_2 (Dropout) <text:s text:c="13"/>(None, 40, 20, 256) <text:s text:c="2"/>0 <text:s text:c="10"/>convolution2d_4[0][0] <text:s text:c="11"/></text:p>
      <text:p text:style-name="P4">____________________________________________________________________________________________________</text:p>
      <text:p text:style-name="P4">flatten_1 (Flatten) <text:s text:c="13"/>(None, 204800) <text:s text:c="7"/>0 <text:s text:c="10"/>dropout_2[0][0] <text:s text:c="17"/></text:p>
      <text:p text:style-name="P4">____________________________________________________________________________________________________</text:p>
      <text:p text:style-name="P4">dense_1 (Dense) <text:s text:c="17"/>(None, 1024) <text:s text:c="9"/>209716224 <text:s text:c="2"/>flatten_1[0][0] <text:s text:c="17"/></text:p>
      <text:p text:style-name="P4">____________________________________________________________________________________________________</text:p>
      <text:p text:style-name="P4">dense_2 (Dense) <text:s text:c="17"/>(None, 512) <text:s text:c="10"/>524800 <text:s text:c="5"/>dense_1[0][0] <text:s text:c="19"/></text:p>
      <text:p text:style-name="P4">____________________________________________________________________________________________________</text:p>
      <text:p text:style-name="P4">dense_3 (Dense) <text:s text:c="17"/>(None, 128) <text:s text:c="10"/>65664 <text:s text:c="6"/>dense_2[0][0] <text:s text:c="19"/></text:p>
      <text:p text:style-name="P4">____________________________________________________________________________________________________</text:p>
      <text:p text:style-name="P42">output (Dense) <text:s text:c="18"/>(None, 1) <text:s text:c="12"/>129 <text:s text:c="8"/>dense_3[0][0] <text:s text:c="19"/></text:p>
      <text:p text:style-name="P5">=================================================================================</text:p>
      <text:p text:style-name="P4">Total params: 210,694,657</text:p>
      <text:p text:style-name="P4">Trainable params: 210,694,657</text:p>
      <text:p text:style-name="P4">Non-trainable params: 0</text:p>
      <text:p text:style-name="P1"/>
      <text:p text:style-name="P7">Results: a bit more progress – yards – than the previous model, but no obvious benefit from more image information and a lot more training time.</text:p>
      <text:p text:style-name="P7"/>
      <text:h text:style-name="Heading_20_1" text:outline-level="1"><text:soft-page-break/>Model #4</text:h>
      <text:p text:style-name="P10">Original model, just with epochs reduced to 5.</text:p>
      <text:p text:style-name="P10">Using mixture of Udacity and own recorded training data, including recovery images. <text:s/>*But, only using a small fraction of frames from the recovery recordings (filtering on steering angles).</text:p>
      <text:p text:style-name="P10">Takes 69mins training time. <text:s/>Total params c.135M. <text:s/>Total images c.18000.</text:p>
      <text:p text:style-name="P10">Gets around the track on throttle = 0.1, crashes on throttle = 0.2</text:p>
      <text:p text:style-name="P10">At 0.1, struggles a bit just before the bridge.</text:p>
      <text:p text:style-name="P10"/>
      <text:h text:style-name="Heading_20_1" text:outline-level="1">Model #5 <text:span text:style-name="T4">(NVIDIA #1)</text:span></text:h>
      <text:p text:style-name="P11">Implementation of the NVIDIA model. <text:s/></text:p>
      <text:p text:style-name="P11">Using same data as for Model #4 above. <text:s/>Less capable than model #4 – does not complete at throttle = 0.1.</text:p>
      <text:p text:style-name="P11">Faster to train.</text:p>
      <text:p text:style-name="P11">No drop-out layers at present, just 5x convolutional and 3x fully-connected.</text:p>
      <text:p text:style-name="P11">Still using the 32*16 frames.</text:p>
      <text:p text:style-name="P12">Possibly needs more frames around the first departure from the track.</text:p>
      <text:p text:style-name="P12"/>
      <text:h text:style-name="Heading_20_1" text:outline-level="1">Model #6 (NVIDIA <text:span text:style-name="T5">#2</text:span> + dropout)</text:h>
      <text:p text:style-name="P13">As above, plus drop-out after 5x5 and 3x3 layers.</text:p>
      <text:p text:style-name="P13">Fails in same place, but appears more consistent prior to that. <text:s/>Needs more training data, especially on tricky areas and recovery.</text:p>
      <text:p text:style-name="P13"><text:soft-page-break/></text:p>
      <text:h text:style-name="Heading_20_1" text:outline-level="1">Model #7 (NVIDIA #3)</text:h>
      <text:p text:style-name="P14">Included more training data.</text:p>
      <text:p text:style-name="P14">Runs OK at throttle = 01., 0.2. <text:s/>But 0.2 is a bit hair-raising...<text:span text:style-name="T11">wouldn’t want to be in the car! <text:s/>Seems still the best model to submit...</text:span></text:p>
      <text:p text:style-name="P14">Fails at throttle = 0.3</text:p>
      <text:p text:style-name="Text_20_body">Note that throttle = 0.3 hits 30mph top speed.</text:p>
      <text:p text:style-name="P14">35mins model build at 5 epochs.</text:p>
      <text:h text:style-name="Heading_20_1" text:outline-level="1">Model #8 – back to original, with more data</text:h>
      <text:p text:style-name="P15">98mins training time!</text:p>
      <text:p text:style-name="P16">At throttle <text:s/>= 0.2, rolls over ad crashes into a tree! <text:s/>No better than previous result with this network.</text:p>
      <text:h text:style-name="Heading_20_1" text:outline-level="1">Model #9 – NVIDIA <text:span text:style-name="T6">#4</text:span>, more data</text:h>
      <text:p text:style-name="P17">Added another set of centre images, left recovery and right recovery. <text:s/></text:p>
      <text:p text:style-name="P17">But… much worse performance of the model. <text:s/>Swerves all over the place, eventually crashes into the bridge edge to the left (on second lap).</text:p>
      <text:p text:style-name="P17">Too much recovery data?</text:p>
      <text:p text:style-name="P17">Possibly testwith just the additonal centre lane data? <text:s/>Will test if too much recovery is making the model over-react at the edges/swerve out of the centre.</text:p>
      <text:p text:style-name="P17">If not, it might be worth getting more centre-lane data and seeing if that makes a difference.</text:p>
      <text:p text:style-name="P17"/>
      <text:h text:style-name="Heading_20_1" text:outline-level="1"><text:soft-page-break/>Model #10 – NVIDIA #5</text:h>
      <text:p text:style-name="P18">Removed the additional recovery files – better, but still swerving around at throttle = 0.2.</text:p>
      <text:p text:style-name="P18">Can try removing 3<text:span text:style-name="T7">rd</text:span> set of centre data (and use 3<text:span text:style-name="T7">rd</text:span> set of recovery), or removing 2<text:span text:style-name="T7">nd</text:span> set of recovery (and using 3<text:span text:style-name="T7">rd</text:span> set).</text:p>
      <text:h text:style-name="Heading_20_1" text:outline-level="1">Model #11 – NVIDIA #6</text:h>
      <text:p text:style-name="P19">Using 3<text:span text:style-name="T7">rd</text:span> set of centre (i.e. all centre) and replacing 2<text:span text:style-name="T7">nd</text:span> set of recovery with 3<text:span text:style-name="T7">rd</text:span> set of recovery</text:p>
      <text:p text:style-name="P20">Starts off OK, then shimmys all over the place. <text:s/>Crashes on bridge. <text:s/><text:span text:style-name="T8">Throttle = 0.2</text:span></text:p>
      <text:p text:style-name="P20">So, 3<text:span text:style-name="T7">rd</text:span> set of recovery is bad data (from this test)</text:p>
      <text:p text:style-name="P20">3<text:span text:style-name="T7">rd</text:span> set of centre-line data is bad data (from model #10 – which had the 3<text:span text:style-name="T7">rd</text:span> centre data and no new recovery data).</text:p>
      <text:p text:style-name="P21">Next step – record more centre-lane data, at slow speed/very accurate angles?</text:p>
      <text:h text:style-name="Heading_20_1" text:outline-level="1">Model #12 – Simple 2-layer model</text:h>
      <text:p text:style-name="P22">Fails on throttle = 0.1 at sharp right turn (drives into water)</text:p>
      <text:p text:style-name="P22">Was using 3<text:span text:style-name="T7">rd</text:span> centre (all) and 3<text:span text:style-name="T7">rd</text:span> set of recovery (.e. as per model #11)</text:p>
      <text:p text:style-name="P22">Trains in 21mins.</text:p>
      <text:h text:style-name="Heading_20_1" text:outline-level="1">Model #13 – Simple, <text:span text:style-name="T9">best data</text:span></text:h>
      <text:p text:style-name="P23">Using 4 lots of centre data, 2 recovery – ie.as per the best NVIDIA model.</text:p>
      <text:p text:style-name="P23">OK on throttle = 0.1</text:p>
      <text:p text:style-name="P23">Over-compensates on throttle = 0.2 and crashes into bridge to left (on bridge entry)</text:p>
      <text:h text:style-name="Heading_20_1" text:outline-level="1"><text:soft-page-break/>Model #14 – simple, all data</text:h>
      <text:p text:style-name="P24">Completed 2 laps at throttle = 0.2, gets stuck on 3<text:span text:style-name="T7">rd</text:span></text:p>
      <text:p text:style-name="P33">Better than the NVIDIA model on this data!</text:p>
      <text:p text:style-name="P33">Doesn’t seem to know how to drive straight ahead all that well – more centre training data?</text:p>
      <text:p text:style-name="P33">Could be over-loading with recovery data now.</text:p>
      <text:h text:style-name="Heading_20_1" text:outline-level="1">Model #15 – simple, more data</text:h>
      <text:p text:style-name="P25">Rubbish at 0.2 – prangs on the first lap...</text:p>
      <text:p text:style-name="P34">43776/43661 [==============================] - 486s - loss: 0.0122 - val_loss: 0.0149</text:p>
      <text:h text:style-name="Heading_20_1" text:outline-level="1">Model #16 – NVIDIA, all data so far</text:h>
      <text:p text:style-name="P27">Weaves a lot at 0.2, crashes on about the 3<text:span text:style-name="T7">rd</text:span> lap</text:p>
      <text:p text:style-name="P26">43776/43661 [==============================] - 811s - loss: 0.0143 - val_loss: 0.0149</text:p>
      <text:h text:style-name="Heading_20_1" text:outline-level="1">Model #17 – NVIDIA, all data, filtering corrections &gt; abs(0.25)</text:h>
      <text:p text:style-name="P29">Removed all of the frames with extreme steering angles, in the recovery data.</text:p>
      <text:p text:style-name="P29">Yet the model crashes at the first sharp left turn – there are lots of frames in the center driving series which cover that turn, so why does straight-on now dominate?</text:p>
      <text:p text:style-name="P28">39936/39874 [==============================] - 750s - loss: 0.0058 - val_loss: 0.0051</text:p>
      <text:p text:style-name="P28">Training time : <text:s/>62.48019349575043 <text:s/>minutes</text:p>
      <text:h text:style-name="Heading_20_1" text:outline-level="1"><text:bookmark-start text:name="__DdeLink__283_771033994"/><text:soft-page-break/>Model #18 <text:s/>- NVIDIA, all data, filtering 0.5<text:bookmark-end text:name="__DdeLink__283_771033994"/></text:h>
      <text:p text:style-name="P31">Much worse performance. <text:s/>Crasahes at sharp left on throttle = 0.1</text:p>
      <text:p text:style-name="P30">41856/41795 [==============================] - 756s - loss: 0.0073 - val_loss: 0.0068</text:p>
      <text:p text:style-name="P30"/>
      <text:p text:style-name="P30">Training time : <text:s/>63.54838767449061 <text:s/>minutes</text:p>
      <text:h text:style-name="P57" text:outline-level="1">Model #18 <text:s/>- NVIDIA, all data, filtering 0.9</text:h>
      <text:p text:style-name="P31">Just take out the very extreme frames…</text:p>
      <text:p text:style-name="P32">Doesn’t get over the bridge, but better on the first section (no extremes prior to the first rumble-strip curve)</text:p>
      <text:p text:style-name="P32">43520/43438 [==============================] - 810s - loss: 0.0126 - val_loss: 0.0131</text:p>
      <text:p text:style-name="P32"/>
      <text:p text:style-name="P32">Training time : <text:s/>68.36071346203487 <text:s/>minutes</text:p>
      <text:h text:style-name="Heading_20_1" text:outline-level="1">Model #19 – NVIDIA, all data, filtering 0.75</text:h>
      <text:p text:style-name="P35">Gets around the circuit OK at 0.2, but weaves a bit – especially on the bridge. <text:s/>Crashes at 0.25</text:p>
      <text:p text:style-name="P35">Progress, but still too much severe streering.</text:p>
      <text:p text:style-name="P35"/>
      <text:h text:style-name="Heading_20_1" text:outline-level="1">Model #20, NVIDIA, all data, filtering 0.65</text:h>
      <text:p text:style-name="P37">Now manages a couple of laps at 0.2<text:span text:style-name="T10">0</text:span>, crashes after a lap at 0.22 – better!</text:p>
      <text:p text:style-name="P37">Still weaves on initial curve and bridge approach.</text:p>
      <text:p text:style-name="Text_20_body"><text:soft-page-break/></text:p>
      <text:p text:style-name="P36">42624/42497 [==============================] - 637s - loss: 0.0088 - val_loss: 0.0089</text:p>
      <text:p text:style-name="P36"/>
      <text:p text:style-name="P36">Training time : <text:s/>52.61919478972753 <text:s/>minutes</text:p>
      <text:p text:style-name="P36"/>
      <text:h text:style-name="P58" text:outline-level="1">Model #21, NVIDIA, all data, filtering 0.60</text:h>
      <text:p text:style-name="P38">Crashes on firstr lap at 0.23, before bridge</text:p>
      <text:p text:style-name="P39">Need to check on 0.2 <text:s/>Might be worth another run at 0.55 filtering.</text:p>
      <text:p text:style-name="P38">42368/42273 [==============================] - 648s - loss: 0.0082 - val_loss: 0.0083</text:p>
      <text:p text:style-name="P38"/>
      <text:h text:style-name="Heading_20_1" text:outline-level="1">Model #22, NVIDIA, all data, filtering to 0.55</text:h>
      <text:p text:style-name="P40">42112/42027 [==============================] - 625s - loss: 0.0076 - val_loss: 0.0076</text:p>
      <text:p text:style-name="P41">Runs off the track at the first gap, even at throttle = 0.1</text:p>
      <text:h text:style-name="P59" text:outline-level="1">To-Do List</text:h>
      <text:list xml:id="list665943254566366657" text:style-name="L2">
        <text:list-item>
          <text:p text:style-name="P44">Check if joystick works with Ubuntu</text:p>
        </text:list-item>
        <text:list-item>
          <text:p text:style-name="P45">Reduce training to 5 epochs</text:p>
        </text:list-item>
        <text:list-item>
          <text:p text:style-name="P45">Reduce image size to 32*16</text:p>
        </text:list-item>
        <text:list-item>
          <text:p text:style-name="P46">Create “recovery” frames</text:p>
          <text:list>
            <text:list-item>
              <text:p text:style-name="P47"><text:soft-page-break/>One lap of recovering from the left (remove all frames with -ve steering angles)</text:p>
            </text:list-item>
            <text:list-item>
              <text:p text:style-name="P47">One lap of recovering from the right (remove all frames with +ve steering angles)</text:p>
            </text:list-item>
          </text:list>
        </text:list-item>
        <text:list-item>
          <text:p text:style-name="P48">Augment the Udacity data with these recovery frames and re-train/test</text:p>
        </text:list-item>
        <text:list-item>
          <text:p text:style-name="P51">Create more recovery frames, starting with LHS</text:p>
        </text:list-item>
        <text:list-item>
          <text:p text:style-name="P52">Create frames for difficult track areas</text:p>
          <text:list>
            <text:list-item>
              <text:p text:style-name="P53">Tight turns</text:p>
            </text:list-item>
            <text:list-item>
              <text:p text:style-name="P53">Layby</text:p>
            </text:list-item>
          </text:list>
        </text:list-item>
        <text:list-item>
          <text:p text:style-name="P54">Any other areas where the model is struggling</text:p>
        </text:list-item>
        <text:list-item>
          <text:p text:style-name="P49">Implement the NVIDIA model</text:p>
        </text:list-item>
        <text:list-item>
          <text:p text:style-name="P50">Trial the NVIDIA model with 32*16 greyscale normalised</text:p>
        </text:list-item>
        <text:list-item>
          <text:p text:style-name="P55">Trial the NVIDIA model with full colour – should have fewer input params?</text:p>
        </text:list-item>
        <text:list-item>
          <text:p text:style-name="P55">Test with opencv2 greyscale conversion tools (is the basic conversion losing information?)</text:p>
        </text:list-item>
        <text:list-item>
          <text:p text:style-name="P55">Implement a more basic convolutional setup – 2x conv layers, 4x fully connected</text:p>
        </text:list-item>
        <text:list-item>
          <text:p text:style-name="P56">Consider cropping top area of images, remove un-necessary info</text:p>
        </text:list-item>
        <text:list-item>
          <text:p text:style-name="P53">Consider creating sample frames for track #2 (note that there’s a dead-end)</text:p>
        </text:list-item>
      </text:list>
      <text:p text:style-name="P8"/>
      <text:h text:style-name="Heading_20_1" text:outline-level="1">Other Notes:</text:h>
      <text:p text:style-name="P8">1. Wikipedia article on activation functions: <text:a xlink:type="simple" xlink:href="https://en.wikipedia.org/wiki/Activation_function" text:style-name="Internet_20_link" text:visited-style-name="Visited_20_Internet_20_Link">https://en.wikipedia.org/wiki/Activation_function</text:a></text:p>
      <text:p text:style-name="P9">2.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2:13:23.755039541</meta:creation-date>
    <dc:date>2017-01-21T18:16:43.022253104</dc:date>
    <meta:editing-duration>P7DT13H31M48S</meta:editing-duration>
    <meta:editing-cycles>31</meta:editing-cycles>
    <meta:generator>LibreOffice/5.2.4.2$Linux_X86_64 LibreOffice_project/20m0$Build-2</meta:generator>
    <meta:document-statistic meta:table-count="0" meta:image-count="0" meta:object-count="0" meta:page-count="9" meta:paragraph-count="161" meta:word-count="1364" meta:character-count="10088" meta:non-whitespace-character-count="8371"/>
  </office:meta>
</office:document-meta>
</file>